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23b0d" officeooo:paragraph-rsid="01623b0d"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23b0d" officeooo:paragraph-rsid="01623b0d" style:text-blinking="false" fo:background-color="transparent" style:font-size-asian="8pt" style:font-style-asian="normal" style:font-weight-asian="bold" style:font-size-complex="8pt" style:font-style-complex="normal" style:font-weight-complex="bold"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23b0d" officeooo:paragraph-rsid="01623b0d"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2beb8" officeooo:paragraph-rsid="0162beb8"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2beb8" officeooo:paragraph-rsid="0162beb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44b6c" officeooo:paragraph-rsid="01644b6c"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44b6c" officeooo:paragraph-rsid="01644b6c" style:text-blinking="false" fo:background-color="transparent" style:font-size-asian="8pt" style:font-style-asian="normal" style:font-weight-asian="normal" style:font-size-complex="8pt" style:font-style-complex="normal" style:font-weight-complex="normal" loext:padding="0in" loext:border="none"/>
    </style:style>
    <style:style style:name="T1" style:family="text">
      <style:text-properties fo:font-weight="normal" style:font-weight-asian="normal" style:font-weight-complex="normal"/>
    </style:style>
    <style:style style:name="T2" style:family="text">
      <style:text-properties fo:font-weight="normal" officeooo:rsid="0162beb8"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10.15.2014</text:p>
      <text:p text:style-name="P3"/>
      <text:p text:style-name="P5">A LOT HAS CHANGED <text:span text:style-name="T1">since I last wrote. My </text:span><text:span text:style-name="T2">previous journal fell apart at its seams. I went on some tours; Matt got married; I met some beautiful girls and fell in love with some more familiar ones.</text:span></text:p>
      <text:p text:style-name="P5"><text:span text:style-name="T2"><text:s text:c="3"/>Last week, I had one of the saddest, lonliest nights of my life.</text:span></text:p>
      <text:p text:style-name="P5"><text:span text:style-name="T2"/></text:p>
      <text:p text:style-name="P6"><text:span text:style-name="T1">Tonight, I went to the Sweet Claudette show at Isis. It was the third week of their residency. They were supported by Lassiter on drums, Kevin on keys and Mary Ellen on bass——the Claude Squad. That’s boring though.</text:span></text:p>
      <text:p text:style-name="P6"><text:span text:style-name="T1"><text:s text:c="3"/>The most timely, interesting thing to report would be that today marks the final day of the Stephanie Mirabelli (Edwards) era. My responsibilities have already gone through the roof, and will continue to increase. To be cheesy, everything seems to be going according to plan. Jason Mencer is our new manager.</text:span></text:p>
      <text:p text:style-name="P6"><text:span text:style-name="T1"><text:s text:c="3"/>Me? I’m Ross the Boss.</text:span></text:p>
      <text:p text:style-name="P6"><text:span text:style-name="T1"/></text:p>
      <text:p text:style-name="P7"><text:span text:style-name="T1">. . .</text:span></text:p>
      <text:p text:style-name="P6"><text:span text:style-name="T1"/></text:p>
      <text:p text:style-name="P6"><text:span text:style-name="T1">Tomorrow I plan to go to Gene Dolan’s house where Old Man John will install shelves into the back of the van. I will practice with Kevin and Dan, and then return to Anna and Christina’s for what is sure to be another epic house party.</text:span></text:p>
      <text:p text:style-name="P6"><text:span text:style-name="T1"><text:s text:c="3"/>It feels good to be journalling again.</text:span></text:p>
      <text:p text:style-name="P6"><text:span text:style-name="T1"/></text:p>
      <text:p text:style-name="P6"><text:span text:style-name="T1"/></text:p>
      <text:p text:style-name="P6"><text:span text:style-name="T1"/></text:p>
      <text:p text:style-name="P6"><text:soft-page-break/>X.XVI</text:p>
      <text:p text:style-name="P6"><text:span text:style-name="T1"/></text:p>
      <text:p text:style-name="P6"><text:span text:style-name="T1">I sat up at 9:57. my alarm was set for 10. I did not feel like I was ready to get up and moving. I dilly-dallied, left the house around 10:30. I got a text from Gene Dolan asking where I was.</text:span></text:p>
      <text:p text:style-name="P6"><text:span text:style-name="T1"><text:s text:c="3"/>I had pictured trying to be helpful to Old Man John, but he didn’t seem to need it, so I hung in the basement with Gene for a bit and then sat in the van looking at Facebook. I really </text:span><text:span text:style-name="T3">am</text:span><text:span text:style-name="T1"> fit for management.</text:span></text:p>
      <text:p text:style-name="P6"><text:span text:style-name="T1"/></text:p>
      <text:p text:style-name="P7"><text:span text:style-name="T1">. . .</text:span></text:p>
      <text:p text:style-name="P6"><text:span text:style-name="T1"/></text:p>
      <text:p text:style-name="P6"><text:span text:style-name="T1">The shelves turned out far better than expected. I hung with Jason for a bit and then went to Dan’s house to practice with him and Kev.</text:span></text:p>
      <text:p text:style-name="P6"><text:span text:style-name="T1"><text:s text:c="3"/>We played a ton of tunes, and then with the company of his ex-roommate Liz, drove to a house party at Anna &amp; Christina’s. I drank several glasses of water and then switched to tea. It was a lot of fun. Dan sounded great and the band from Seattle that followed, Neighbors, rocked pretty hard. We listened to Neil Young on the drive back to Dan’s. I had drank one PBR and was feeling nauseous. I slept comfortably in a room I had never known about.</text:span></text:p>
      <text:p text:style-name="P6"><text:span text:style-name="T1"/></text:p>
      <text:p text:style-name="P8">X.XVII</text:p>
      <text:p text:style-name="P9"/>
      <text:p text:style-name="P9">I woke at nine and started calling used tire pla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5T17:23:16.571643011</dc:date>
    <meta:editing-duration>P8DT10H37M</meta:editing-duration>
    <meta:editing-cycles>279</meta:editing-cycles>
    <meta:generator>LibreOffice/7.3.7.2$Linux_X86_64 LibreOffice_project/30$Build-2</meta:generator>
    <meta:print-date>2024-07-07T17:40:57.703901491</meta:print-date>
    <meta:document-statistic meta:table-count="0" meta:image-count="0" meta:object-count="0" meta:page-count="2" meta:paragraph-count="18" meta:word-count="418" meta:character-count="2155" meta:non-whitespace-character-count="1738"/>
  </office:meta>
</office:document-meta>
</file>